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fo:font-size="16pt" style:font-size-asian="16pt" style:font-size-complex="16pt"/>
    </style:style>
    <style:style style:name="P3" style:family="paragraph" style:parent-style-name="Standard">
      <style:paragraph-properties fo:line-height="150%"/>
      <style:text-properties style:font-name="Arial"/>
    </style:style>
    <style:style style:name="P4" style:family="paragraph" style:parent-style-name="Standard" style:list-style-name="L1">
      <style:paragraph-properties fo:line-height="150%"/>
      <style:text-properties style:font-name="Ari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Praxisprojekt </text:p>
      <text:p text:style-name="P2"/>
      <text:p text:style-name="P2"/>
      <text:p text:style-name="P2">Android Gesten-Bibliothek</text:p>
      <text:p text:style-name="P2"/>
      <text:p text:style-name="P2">Erste Strukturierung und Vorgehen</text:p>
      <text:p text:style-name="P2"/>
      <text:p text:style-name="P2"/>
      <text:p text:style-name="P2"/>
      <text:p text:style-name="P2">Stephan Wagner</text:p>
      <text:p text:style-name="P2">Mat: 11060118</text:p>
      <text:p text:style-name="P2"/>
      <text:p text:style-name="P2">erster Betreuer:</text:p>
      <text:p text:style-name="P2">Prof. Dr. Erich Ehses</text:p>
      <text:p text:style-name="P2"/>
      <text:p text:style-name="P1"/>
      <text:p text:style-name="P1"/>
      <text:p text:style-name="P1"/>
      <text:p text:style-name="P1"/>
      <text:p text:style-name="P1"/>
      <text:p text:style-name="P1"/>
      <text:p text:style-name="P1"/>
      <text:p text:style-name="P1"/>
      <text:p text:style-name="P1"><text:soft-page-break/>1 Zielsetzung</text:p>
      <text:p text:style-name="P1">In dieser Projektarbeit ist das Ziel die Konzeption und exemplarische Implementierung einer Bibliothek zur Erkennung und Interpretation von Gesten im Android Betriebssystem. </text:p>
      <text:p text:style-name="P1"/>
      <text:p text:style-name="P1"/>
      <text:p text:style-name="P1">2 Motivation</text:p>
      <text:p text:style-name="P1">Bei der Android App Entwicklung bleibt es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Andern bietet dieser Ansatz die Chance, die Gesten-Erkennungsalgorithmen stabil und generisch zu konzipieren und zu evaluieren. Auch könnte dies ein erster Schritt hin zu einer quasi Standardisierung der Implementierung zu der Gesten-Erkennung bedeuten.</text:p>
      <text:p text:style-name="P1"/>
      <text:p text:style-name="P1"/>
      <text:p text:style-name="P1">3 Ausblick und Eingrenzung</text:p>
      <text:p text:style-name="P1">Um im Rahmen eines Praxisprojektes sich der o.g. Thematik anzunähern wird sich zunächst</text:p>
      <text:p text:style-name="P1">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P1"/>
      <text:p text:style-name="P1">Die gewonnenen Erkenntnisse werden im Anschluss bewertet. Als Grundlage dafür werden Anforderungen erhoben denen eine <text:soft-page-break/>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1"/>
      <text:p text:style-name="P1"/>
      <text:p text:style-name="P1">Inhaltsübersicht / erste Strukturierung der Projektarbeit</text:p>
      <text:p text:style-name="P1"/>
      <text:list xml:id="list1420091661429558736" text:style-name="L1">
        <text:list-item>
          <text:p text:style-name="P4">Einleitung in die Thematik</text:p>
        </text:list-item>
        <text:list-item>
          <text:p text:style-name="P4">Konzeption einer proprietären Bibliothek zur Generalisierung von Funktionalität und zur Integration in Android Applikationsprojekte</text:p>
          <text:list>
            <text:list-item>
              <text:p text:style-name="P4">Anforderungsermittlung für genannte Bibliothek aus </text:p>
              <text:list>
                <text:list-item>
                  <text:list>
                    <text:list-header>
                      <text:p text:style-name="P4">den Gesichtspunkten:</text:p>
                      <text:list>
                        <text:list-item>
                          <text:p text:style-name="P4">Integration der Bibliothek</text:p>
                        </text:list-item>
                        <text:list-item>
                          <text:p text:style-name="P4">Portabilität zu der jeweiligen verwendeten Android Version</text:p>
                        </text:list-item>
                        <text:list-item>
                          <text:p text:style-name="P4">Versionskontrolle der Bibliothek</text:p>
                        </text:list-item>
                        <text:list-item>
                          <text:p text:style-name="P4">Integrationstests (Automatisierung)</text:p>
                        </text:list-item>
                      </text:list>
                      <text:p text:style-name="P4"/>
                    </text:list-header>
                  </text:list>
                </text:list-item>
              </text:list>
            </text:list-item>
            <text:list-item>
              <text:p text:style-name="P4">Prototypische Implementierung einer ersten Bibliothek <text:tab/>und Einbindung von darin enthaltener Funktionalität in <text:tab/>eine Beispiel Applikation.</text:p>
              <text:p text:style-name="P4"/>
            </text:list-item>
            <text:list-item>
              <text:p text:style-name="P4">Evaluation und Analyse des Prototyps in Bezug auf die in <text:tab/>Kapitel 2.1 definierten Anforderungen</text:p>
              <text:p text:style-name="P4"/>
            </text:list-item>
            <text:list-item>
              <text:p text:style-name="P4">Konzeption einer entsprechenden Bibliothek auf Basis <text:tab/>der bisher erlangten Erkenntnisse und prototypische <text:tab/>Implementierung als Proof of Conzept.</text:p>
            </text:list-item>
          </text:list>
        </text:list-item>
      </text:list>
      <text:p text:style-name="P1"/>
      <text:p text:style-name="P1"/>
      <text:p text:style-name="P1"/>
      <text:p text:style-name="P1"/>
      <text:list xml:id="list42592671" text:continue-numbering="true" text:style-name="L1">
        <text:list-item>
          <text:p text:style-name="P4"><text:soft-page-break/>Konzeption einer proprietären Bibliothek zur Auslagerung von Android Gesten-Erkennungsfunktionalität nach dem Vorbild der prototypischen Implementierung aus Kapitel 2.</text:p>
          <text:list>
            <text:list-item>
              <text:p text:style-name="P4">Anforderungsanalyse zu Android Gesten, speziell für die <text:tab/>Gesten Pinch-Open und Pinch-Close</text:p>
              <text:p text:style-name="P4"/>
              <text:list>
                <text:list-item>
                  <text:list>
                    <text:list-item>
                      <text:list>
                        <text:list-item>
                          <text:p text:style-name="P4">Analyse der Einsatzkontexte für genannte Gesten und die damit verbundenen Anforderungen an die jeweilige Implementierung der Geste </text:p>
                          <text:p text:style-name="P4"/>
                        </text:list-item>
                        <text:list-item>
                          <text:p text:style-name="P4">Analyse der Stakeholder und filtern von Anforderungen die sich aus besonderen Eigenschaften bestimmter Nutzergruppen ergeben.</text:p>
                          <text:p text:style-name="P4"/>
                        </text:list-item>
                        <text:list-item>
                          <text:p text:style-name="P4">Analyse aus technischer Sicht zur Anwendung der Gesten auf unterschiedliche Android View Komponenten. </text:p>
                          <text:p text:style-name="P4"/>
                        </text:list-item>
                      </text:list>
                    </text:list-item>
                  </text:list>
                </text:list-item>
              </text:list>
            </text:list-item>
            <text:list-item>
              <text:p text:style-name="P4">Prototypische Implementierung einer Android Gesten- <text:tab/>Bibliothek</text:p>
              <text:p text:style-name="P4"/>
            </text:list-item>
            <text:list-item>
              <text:p text:style-name="P4">Analyse und Evaluation des Prototyps in Bezug auf die in <text:tab/>Kapitel 3.1 definierten Anforderungen</text:p>
              <text:p text:style-name="P4"/>
            </text:list-item>
            <text:list-item>
              <text:p text:style-name="P4">Konzeption einer Gesten-Bibliothek auf Basis der bisher <text:tab/>erlangten Erkenntnisse und prototypische <text:tab/>Implementierung als Proof of Conzept.</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4T19:42:03.36</meta:creation-date>
    <dc:date>2014-08-24T20:22:47.08</dc:date>
    <meta:editing-duration>PT40M43S</meta:editing-duration>
    <meta:editing-cycles>3</meta:editing-cycles>
    <meta:generator>OpenOffice/4.0.1$Win32 OpenOffice.org_project/401m5$Build-9714</meta:generator>
    <meta:document-statistic meta:table-count="0" meta:image-count="0" meta:object-count="0" meta:page-count="4" meta:paragraph-count="35" meta:word-count="481" meta:character-count="3782"/>
  </office:meta>
</office:document-meta>
</file>